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927cm"/>
    </style:style>
    <style:style style:name="gr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7.018cm"/>
    </style:style>
    <style:style style:name="gr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462cm"/>
    </style:style>
    <style:style style:name="gr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92cm"/>
    </style:style>
    <style:style style:name="gr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8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 Semibold" fo:font-size="32pt" fo:font-style="normal" fo:text-shadow="none" style:font-size-asian="32pt" style:font-style-asian="normal" style:font-size-complex="32pt" style:font-style-complex="normal"/>
    </style:style>
    <style:style style:name="T4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" fo:font-size="26pt" fo:text-shadow="1pt 1pt" style:font-size-asian="26pt" style:font-size-complex="26pt"/>
    </style:style>
    <style:style style:name="T7" style:family="text">
      <style:text-properties fo:color="#ffffff" style:font-name="Segoe UI" fo:font-size="16pt" fo:text-shadow="1pt 1pt" style:font-size-asian="16pt" style:font-size-complex="16pt"/>
    </style:style>
    <style:style style:name="T8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654cm" svg:height="3.063cm" svg:x="1.27cm" svg:y="0.361cm">
          <draw:text-box>
            <text:p text:style-name="P1"><text:span text:style-name="T1">HYMN #685</text:span></text:p>
            <text:p text:style-name="P1"><text:span text:style-name="T2">Let Us Ever Walk with Jesus</text:span><text:span text:style-name="T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office:forms form:automatic-focus="false" form:apply-design-mode="false"/>
        <draw:frame draw:style-name="gr3" draw:text-style-name="P5" draw:layer="layout" svg:width="24.892cm" svg:height="7.177cm" svg:x="1.524cm" svg:y="0.508cm">
          <draw:text-box>
            <text:p text:style-name="P4"><text:span text:style-name="T4">1. </text:span><text:span text:style-name="T5">Let us ever walk with Jesus,</text:span><text:span text:style-name="T5"><text:line-break/></text:span><text:span text:style-name="T5">Follow His example pure,</text:span><text:span text:style-name="T5"><text:line-break/></text:span><text:span text:style-name="T5">Through a world that would deceive us</text:span><text:span text:style-name="T5"><text:line-break/></text:span><text:span text:style-name="T5">And to sin our spirits lu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office:forms form:automatic-focus="false" form:apply-design-mode="false"/>
        <draw:frame draw:style-name="gr4" draw:text-style-name="P7" draw:layer="layout" svg:width="24.892cm" svg:height="7.268cm" svg:x="1.57cm" svg:y="0.556cm">
          <draw:text-box>
            <text:p text:style-name="P1"><text:span text:style-name="T5">Onward in His footsteps treading,</text:span></text:p>
            <text:p text:style-name="P1"><text:span text:style-name="T5">Pilgrims here, our home above,</text:span><text:span text:style-name="T5"><text:line-break/></text:span><text:span text:style-name="T5">Full of faith and hope and love,</text:span><text:span text:style-name="T5"><text:line-break/></text:span><text:span text:style-name="T5">Let us do the Father’s bidd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office:forms form:automatic-focus="false" form:apply-design-mode="false"/>
        <draw:frame draw:style-name="gr5" draw:text-style-name="P7" draw:layer="layout" svg:width="24.892cm" svg:height="3.712cm" svg:x="1.524cm" svg:y="0.606cm">
          <draw:text-box>
            <text:p text:style-name="P1"><text:span text:style-name="T5">Faithful Lord, with me abide;</text:span><text:span text:style-name="T5"><text:line-break/></text:span><text:span text:style-name="T5">I shall follow where You guid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office:forms form:automatic-focus="false" form:apply-design-mode="false"/>
        <draw:frame draw:style-name="gr3" draw:text-style-name="P5" draw:layer="layout" svg:width="24.892cm" svg:height="7.177cm" svg:x="1.524cm" svg:y="0.508cm">
          <draw:text-box>
            <text:p text:style-name="P4"><text:span text:style-name="T4">2. </text:span><text:span text:style-name="T5">Let us suffer here with Jesus</text:span><text:span text:style-name="T5"><text:line-break/></text:span><text:span text:style-name="T5">And with patience bear our cross.</text:span></text:p>
            <text:p text:style-name="P4"><text:span text:style-name="T5">Joy will follow all our sadness;</text:span><text:span text:style-name="T5"><text:line-break/></text:span><text:span text:style-name="T5">Where He is, there is no lo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office:forms form:automatic-focus="false" form:apply-design-mode="false"/>
        <draw:frame draw:style-name="gr6" draw:text-style-name="P7" draw:layer="layout" svg:width="24.892cm" svg:height="7.17cm" svg:x="1.546cm" svg:y="0.508cm">
          <draw:text-box>
            <text:p text:style-name="P1"><text:span text:style-name="T5">Though today we sow no laughter,</text:span></text:p>
            <text:p text:style-name="P1"><text:span text:style-name="T5">We shall reap celestial joy;</text:span><text:span text:style-name="T5"><text:line-break/></text:span><text:span text:style-name="T5">All discomforts that annoy</text:span><text:span text:style-name="T5"><text:line-break/></text:span><text:span text:style-name="T5">Shall give way to mirth hereaft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office:forms form:automatic-focus="false" form:apply-design-mode="false"/>
        <draw:frame draw:style-name="gr7" draw:text-style-name="P7" draw:layer="layout" svg:width="24.892cm" svg:height="4.122cm" svg:x="1.546cm" svg:y="0.508cm">
          <draw:text-box>
            <text:p text:style-name="P1"><text:span text:style-name="T5">Jesus, here I share Your woe;</text:span><text:span text:style-name="T5"><text:line-break/></text:span><text:span text:style-name="T5">Help me there Your joy to know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office:forms form:automatic-focus="false" form:apply-design-mode="false"/>
        <draw:frame draw:style-name="gr8" draw:text-style-name="P5" draw:layer="layout" svg:width="24.638cm" svg:height="7.011cm" svg:x="1.485cm" svg:y="0.508cm">
          <draw:text-box>
            <text:p text:style-name="P4"><text:span text:style-name="T4">3. </text:span><text:span text:style-name="T5">Let us gladly die with Jesus.</text:span><text:span text:style-name="T5"><text:line-break/></text:span><text:span text:style-name="T5">Since by death He conquered death,</text:span><text:span text:style-name="T5"><text:line-break/></text:span><text:span text:style-name="T5">He will free us from destruction,</text:span><text:span text:style-name="T5"><text:line-break/></text:span><text:span text:style-name="T5">Give to us immortal breat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office:forms form:automatic-focus="false" form:apply-design-mode="false"/>
        <draw:frame draw:style-name="gr9" draw:text-style-name="P8" draw:layer="layout" svg:width="24.892cm" svg:height="7.366cm" svg:x="1.548cm" svg:y="0.454cm">
          <draw:text-box>
            <text:p text:style-name="P1"><text:span text:style-name="T5">Let us mortify all passion</text:span></text:p>
            <text:p text:style-name="P1"><text:span text:style-name="T5">That would lead us into sin;</text:span><text:span text:style-name="T5"><text:line-break/></text:span><text:span text:style-name="T5">And the grave that shuts us in</text:span><text:span text:style-name="T5"><text:line-break/></text:span><text:span text:style-name="T5">Shall but prove the gate to heav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office:forms form:automatic-focus="false" form:apply-design-mode="false"/>
        <draw:frame draw:style-name="gr10" draw:text-style-name="P8" draw:layer="layout" svg:width="24.892cm" svg:height="3.631cm" svg:x="1.524cm" svg:y="0.508cm">
          <draw:text-box>
            <text:p text:style-name="P1"><text:span text:style-name="T5">Jesus, here with You I die,</text:span><text:span text:style-name="T5"><text:line-break/></text:span><text:span text:style-name="T5">There to live with You on hig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office:forms form:automatic-focus="false" form:apply-design-mode="false"/>
        <draw:frame draw:style-name="gr8" draw:text-style-name="P5" draw:layer="layout" svg:width="24.892cm" svg:height="7.011cm" svg:x="1.524cm" svg:y="0.609cm">
          <draw:text-box>
            <text:p text:style-name="P4"><text:span text:style-name="T4">4. </text:span><text:span text:style-name="T5">Let us also live with Jesus.</text:span><text:span text:style-name="T5"><text:line-break/></text:span><text:span text:style-name="T5">He has risen from the dead</text:span><text:span text:style-name="T5"><text:line-break/></text:span><text:span text:style-name="T5">That to life we may awaken.</text:span><text:span text:style-name="T5"><text:line-break/></text:span><text:span text:style-name="T5">Jesus, <text:s/>You are now our hea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office:forms form:automatic-focus="false" form:apply-design-mode="false"/>
        <draw:frame draw:style-name="gr9" draw:text-style-name="P7" draw:layer="layout" svg:width="24.892cm" svg:height="7.366cm" svg:x="1.524cm" svg:y="0.508cm">
          <draw:text-box>
            <text:p text:style-name="P1"><text:span text:style-name="T5">We are Your own living members;</text:span></text:p>
            <text:p text:style-name="P1"><text:span text:style-name="T5">Where You live, there we shall be</text:span><text:span text:style-name="T5"><text:line-break/></text:span><text:span text:style-name="T5">In Your presence constantly,</text:span><text:span text:style-name="T5"><text:line-break/></text:span><text:span text:style-name="T5">Living there with You forever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office:forms form:automatic-focus="false" form:apply-design-mode="false"/>
        <draw:frame draw:style-name="gr11" draw:text-style-name="P7" draw:layer="layout" svg:width="24.638cm" svg:height="11.52cm" svg:x="1.524cm" svg:y="0.418cm">
          <draw:text-box>
            <text:p text:style-name="P1"><text:span text:style-name="T5"><text:s/></text:span><text:span text:style-name="T5">Jesus, let me faithful be,</text:span><text:span text:style-name="T5"><text:line-break/></text:span><text:span text:style-name="T5">Life eternal grant to me.</text:span></text:p>
            <text:p text:style-name="P9"><text:span text:style-name="T6"><text:line-break/></text:span><text:span text:style-name="T6"/></text:p>
            <text:p text:style-name="P9"><text:span text:style-name="T7"/></text:p>
            <text:p text:style-name="P9"><text:span text:style-name="T8">© 1978 Lutheran Book of Worship.</text:span></text:p>
            <text:p text:style-name="P9"><text:span text:style-name="T8">Used by permission:</text:span></text:p>
            <text:p text:style-name="P9"><text:span text:style-name="T8">LSB Hymn License</text:span></text:p>
            <text:p text:style-name="P9"><text:span text:style-name="T8">.NET, no. 100011038.</text:span></text:p>
            <text:p text:style-name="P9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4:46:15.613000000</meta:creation-date>
    <dc:date>2019-04-27T14:14:25.014000000</dc:date>
    <meta:editing-duration>PT13M19S</meta:editing-duration>
    <meta:editing-cycles>6</meta:editing-cycles>
    <meta:generator>LibreOffice/6.1.5.2$Windows_X86_64 LibreOffice_project/90f8dcf33c87b3705e78202e3df5142b201bd805</meta:generator>
    <meta:document-statistic meta:object-count="71"/>
  </office:meta>
</office:document-meta>
</file>